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/>
    </style:style>
    <style:style style:name="P2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ircle draw:style-name="gr1" draw:text-style-name="P1" draw:layer="layout" svg:width="5cm" svg:height="5cm" svg:x="5.45cm" svg:y="17cm">
          <text:p text:style-name="P1">Kommunikation</text:p>
        </draw:circle>
        <draw:circle draw:style-name="gr1" draw:text-style-name="P1" draw:layer="layout" svg:width="5cm" svg:height="5cm" svg:x="11.5cm" svg:y="17cm">
          <text:p text:style-name="P1">Modelle</text:p>
        </draw:circle>
        <draw:circle draw:style-name="gr1" draw:text-style-name="P1" draw:layer="layout" svg:width="5cm" svg:height="5cm" svg:x="-0.5cm" svg:y="17cm">
          <text:p text:style-name="P1">Arten</text:p>
        </draw:circle>
        <draw:circle draw:style-name="gr1" draw:text-style-name="P1" draw:layer="layout" svg:width="5cm" svg:height="5cm" svg:x="5.45cm" svg:y="22.5cm">
          <text:p text:style-name="P1">Ausprägungen</text:p>
        </draw:circle>
        <draw:circle draw:style-name="gr1" draw:text-style-name="P2" draw:layer="layout" svg:width="2.5cm" svg:height="2.5cm" svg:x="17cm" svg:y="19.5cm">
          <text:p text:style-name="P2"><text:span text:style-name="T1">Schramm</text:span></text:p>
        </draw:circle>
        <draw:circle draw:style-name="gr1" draw:text-style-name="P2" draw:layer="layout" svg:width="2.5cm" svg:height="2.5cm" svg:x="17cm" svg:y="16.5cm">
          <text:p text:style-name="P2"><text:span text:style-name="T1">Shannon &amp;</text:span><text:span text:style-name="T1"><text:line-break/></text:span><text:span text:style-name="T1">Weaver</text:span></text:p>
        </draw:circle>
        <draw:circle draw:style-name="gr1" draw:text-style-name="P2" draw:layer="layout" svg:width="2.5cm" svg:height="2.5cm" svg:x="5.1cm" svg:y="28cm">
          <text:p text:style-name="P2"><text:span text:style-name="T1">Interper-</text:span></text:p>
          <text:p text:style-name="P2"><text:span text:style-name="T1">sonelle</text:span></text:p>
        </draw:circle>
        <draw:circle draw:style-name="gr1" draw:text-style-name="P2" draw:layer="layout" svg:width="2.5cm" svg:height="2.5cm" svg:x="8.1cm" svg:y="28cm">
          <text:p text:style-name="P2"><text:span text:style-name="T1">Massen- </text:span><text:span text:style-name="T1"><text:line-break/></text:span><text:span text:style-name="T1"/></text:p>
        </draw:circle>
        <draw:circle draw:style-name="gr1" draw:text-style-name="P2" draw:layer="layout" svg:width="2.5cm" svg:height="2.5cm" svg:x="-4cm" svg:y="15.3cm">
          <text:p text:style-name="P2"><text:span text:style-name="T1">Sprache</text:span></text:p>
        </draw:circle>
        <draw:circle draw:style-name="gr1" draw:text-style-name="P2" draw:layer="layout" svg:width="2.5cm" svg:height="2.5cm" svg:x="-4cm" svg:y="18.25cm">
          <text:p text:style-name="P2"><text:span text:style-name="T1">Text</text:span></text:p>
        </draw:circle>
        <draw:circle draw:style-name="gr1" draw:text-style-name="P2" draw:layer="layout" svg:width="2.5cm" svg:height="2.5cm" svg:x="-4cm" svg:y="21.3cm">
          <text:p text:style-name="P2"><text:span text:style-name="T1">Nonverbal</text:span></text:p>
        </draw:circle>
        <draw:circle draw:style-name="gr1" draw:text-style-name="P1" draw:layer="layout" svg:width="5cm" svg:height="5cm" svg:x="5.45cm" svg:y="11.5cm">
          <text:p text:style-name="P1">Reichtum</text:p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creation-date>2008-05-07T15:34:17</meta:creation-date>
    <dc:date>2008-05-07T16:19:51</dc:date>
    <meta:editing-cycles>1</meta:editing-cycles>
    <meta:editing-duration>PT29M1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